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b4db" officeooo:paragraph-rsid="000bb4db"/>
    </style:style>
    <style:style style:name="P2" style:family="paragraph" style:parent-style-name="Standard">
      <style:text-properties fo:font-style="italic" officeooo:rsid="000bb4db" officeooo:paragraph-rsid="000bb4db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c7a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===&gt;&gt; como adicionar o serviço na schedule do linux&lt;&lt;===</text:p>
      <text:p text:style-name="P1"/>
      <text:p text:style-name="P1">Foi criado um usuário ‘nologin’ no qual ficará como executor do serviço.</text:p>
      <text:p text:style-name="P1"/>
      <text:p text:style-name="P1">Foi necessário criar um arquivo.service(zookeeper.service) e salvo no diretório, <text:span text:style-name="T1">etc/systemd/system.</text:span></text:p>
      <text:p text:style-name="P2"><text:s/>*** Conteudo do arquivo***</text:p>
      <text:p text:style-name="P2">[Unit]</text:p>
      <text:p text:style-name="P2">Description=Zookeper</text:p>
      <text:p text:style-name="P2">After=network.target</text:p>
      <text:p text:style-name="P2">[Service]</text:p>
      <text:p text:style-name="P2">Type=simple</text:p>
      <text:p text:style-name="P2">User=nologin</text:p>
      <text:p text:style-name="P2">WorkingDirectory=/home/jonatas/kafka_2.12-2.2.0</text:p>
      <text:p text:style-name="P2">ExecStart=/home/jonatas/kafka_2.12-2.2.0/bin/zookeeper-server-start.sh config/zookeeper.properties</text:p>
      <text:p text:style-name="P2">Restart=on-abort</text:p>
      <text:p text:style-name="P2">[Install]</text:p>
      <text:p text:style-name="P2">WantedBy=multi-user.target</text:p>
      <text:p text:style-name="P2">*** <text:s text:c="2"/>****</text:p>
      <text:p text:style-name="P2"/>
      <text:p text:style-name="P2">Após isso adicionado ao Systemctl dando o grant de enable + start</text:p>
      <text:p text:style-name="P2">sudo systemctl enable zookeeper.service</text:p>
      <text:p text:style-name="P2">sudo systemctl start zookeeper.service</text:p>
      <text:p text:style-name="P2"/>
      <text:p text:style-name="P2">Após isso foi adicionado que o mesmo seja executado pelo nologin:nologin</text:p>
      <text:p text:style-name="P2">sudo chown -R nologin:nologin /home/jonatas/<text:span text:style-name="T2">prometheu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57:43.227431820</meta:creation-date>
    <dc:date>2019-04-17T16:52:10.493965467</dc:date>
    <meta:editing-duration>PT34M20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21" meta:word-count="85" meta:character-count="807" meta:non-whitespace-character-count="740"/>
  </office:meta>
</office:document-meta>
</file>